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officeooo:rsid="001dcb2b" officeooo:paragraph-rsid="001dcb2b" style:font-name-asian="Arial1" style:font-name-complex="Arial1"/>
    </style:style>
    <style:style style:name="P3" style:family="paragraph" style:parent-style-name="Standard">
      <style:text-properties style:font-name="Arial" officeooo:rsid="001e47ec" officeooo:paragraph-rsid="001e47ec" style:font-name-asian="Arial1" style:font-name-complex="Arial1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6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text-properties style:font-name="Arial" fo:font-weight="bold" officeooo:paragraph-rsid="0020dfc9" style:font-name-asian="Arial1" style:font-weight-asian="bold" style:font-name-complex="Arial1"/>
    </style:style>
    <style:style style:name="P8" style:family="paragraph" style:parent-style-name="Standard">
      <style:text-properties style:font-name="Arial" fo:font-weight="bold" officeooo:rsid="002346dd" officeooo:paragraph-rsid="002346dd" style:font-name-asian="Arial1" style:font-weight-asian="bold" style:font-name-complex="Arial1"/>
    </style:style>
    <style:style style:name="P9" style:family="paragraph" style:parent-style-name="Standard">
      <style:text-properties style:font-name="Arial" fo:font-weight="bold" officeooo:paragraph-rsid="002346dd" style:font-name-asian="Arial1" style:font-weight-asian="bold" style:font-name-complex="Arial1"/>
    </style:style>
    <style:style style:name="P10" style:family="paragraph" style:parent-style-name="Standard">
      <style:text-properties style:font-name="Arial" fo:font-weight="bold" officeooo:paragraph-rsid="002476e3" style:font-name-asian="Arial1" style:font-weight-asian="bold" style:font-name-complex="Arial1"/>
    </style:style>
    <style:style style:name="P11" style:family="paragraph" style:parent-style-name="Standard">
      <style:text-properties style:font-name="Arial" style:font-name-asian="Arial1" style:font-name-complex="Arial1"/>
    </style:style>
    <style:style style:name="P12" style:family="paragraph" style:parent-style-name="Standard">
      <style:text-properties style:font-name="Arial" officeooo:rsid="0020dfc9" officeooo:paragraph-rsid="0020dfc9" style:font-name-asian="Arial1" style:font-name-complex="Arial1"/>
    </style:style>
    <style:style style:name="P13" style:family="paragraph" style:parent-style-name="Standard">
      <style:text-properties style:font-name="Arial" officeooo:rsid="0022a9a0" officeooo:paragraph-rsid="0022a9a0" style:font-name-asian="Arial1" style:font-name-complex="Arial1"/>
    </style:style>
    <style:style style:name="P14" style:family="paragraph" style:parent-style-name="Standard">
      <style:text-properties style:font-name="Arial" officeooo:rsid="002346dd" officeooo:paragraph-rsid="002346dd" style:font-name-asian="Arial1" style:font-name-complex="Arial1"/>
    </style:style>
    <style:style style:name="P15" style:family="paragraph" style:parent-style-name="Standard">
      <style:text-properties style:font-name="Arial" officeooo:rsid="00243423" officeooo:paragraph-rsid="00243423" style:font-name-asian="Arial1" style:font-name-complex="Arial1"/>
    </style:style>
    <style:style style:name="P16" style:family="paragraph" style:parent-style-name="Standard">
      <style:text-properties style:font-name="Arial" officeooo:rsid="002476e3" officeooo:paragraph-rsid="002476e3" style:font-name-asian="Arial1" style:font-name-complex="Arial1"/>
    </style:style>
    <style:style style:name="P17" style:family="paragraph" style:parent-style-name="Standard">
      <style:text-properties style:font-name="Arial" officeooo:rsid="00259f90" officeooo:paragraph-rsid="00259f90" style:font-name-asian="Arial1" style:font-name-complex="Arial1"/>
    </style:style>
    <style:style style:name="P18" style:family="paragraph" style:parent-style-name="Standard">
      <style:text-properties officeooo:rsid="00259f90" officeooo:paragraph-rsid="00259f90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officeooo:rsid="001e47ec"/>
    </style:style>
    <style:style style:name="T5" style:family="text">
      <style:text-properties officeooo:rsid="002346dd"/>
    </style:style>
    <style:style style:name="T6" style:family="text">
      <style:text-properties officeooo:rsid="00259f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4">interface A{</text:p>
      <text:p text:style-name="P4">void method();</text:p>
      <text:p text:style-name="P4">}</text:p>
      <text:p text:style-name="P4">class Test{</text:p>
      <text:p text:style-name="P4">public void method(){</text:p>
      <text:p text:style-name="P4">System.out.println("call from a method");</text:p>
      <text:p text:style-name="P4">}</text:p>
      <text:p text:style-name="P4">public static void main(String[] args) {</text:p>
      <text:p text:style-name="P4">A a =(A) new Test();</text:p>
      <text:p text:style-name="P4">a.method();</text:p>
      <text:p text:style-name="P4">}</text:p>
      <text:p text:style-name="P4">}</text:p>
      <text:p text:style-name="P1">A) call from a method</text:p>
      <text:p text:style-name="P1">B) No ouput at console</text:p>
      <text:p text:style-name="P1">C) Compilation fails</text:p>
      <text:p text:style-name="P1">D) Exception is thrown at Runtime</text:p>
      <text:p text:style-name="P1"/>
      <text:p text:style-name="P2">Ans:<text:span text:style-name="T4">C</text:span></text:p>
      <text:p text:style-name="Standard"><text:span text:style-name="T3">2. </text:span><text:span text:style-name="T2">Which of the following lines will allow the code to execute the program?</text:span></text:p>
      <text:p text:style-name="P4">abstract class MyClass{</text:p>
      <text:p text:style-name="P4">abstract int m();</text:p>
      <text:p text:style-name="P4">}</text:p>
      <text:p text:style-name="P4">interface MyInterface{</text:p>
      <text:p text:style-name="P4">public int m();</text:p>
      <text:p text:style-name="P4">}</text:p>
      <text:p text:style-name="P4">public class Test extends MyClass implements MyInterface{</text:p>
      <text:p text:style-name="P4">//code to execute</text:p>
      <text:p text:style-name="P4">}</text:p>
      <text:p text:style-name="P1">A) int m(){}</text:p>
      <text:p text:style-name="P1">int m(){}</text:p>
      <text:p text:style-name="P1"><text:soft-page-break/>B) int m(){}</text:p>
      <text:p text:style-name="P1">int MyInterface.m(){}</text:p>
      <text:p text:style-name="P1">C) int m(){}</text:p>
      <text:p text:style-name="P1">D) None of the above</text:p>
      <text:p text:style-name="P13">Ans:D</text:p>
      <text:p text:style-name="P4">3. What is the output for the below code ?</text:p>
      <text:p text:style-name="P4">public interface TestInf {</text:p>
      <text:p text:style-name="P4">int i =10;</text:p>
      <text:p text:style-name="P4">}public class Test {</text:p>
      <text:p text:style-name="P4">public static void main(String... args) {</text:p>
      <text:p text:style-name="P4">TestInf.i=12;</text:p>
      <text:p text:style-name="P4">System.out.println(TestInf.i);</text:p>
      <text:p text:style-name="P4">}</text:p>
      <text:p text:style-name="P4">}</text:p>
      <text:p text:style-name="P1">A) 10</text:p>
      <text:p text:style-name="P1">B) 12</text:p>
      <text:p text:style-name="P1">C) compile time error</text:p>
      <text:p text:style-name="P1">D) run time error</text:p>
      <text:p text:style-name="P1"/>
      <text:p text:style-name="P3">Ans: C </text:p>
      <text:p text:style-name="P4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class Man { private Dog bestFriend; }</text:p>
      <text:p text:style-name="P1">E) class Man { private Dog&lt;bestFriend&gt;; }</text:p>
      <text:p text:style-name="P1"/>
      <text:p text:style-name="P3">Ans:D</text:p>
      <text:p text:style-name="Standard"><text:span text:style-name="T2">5</text:span><text:span text:style-name="T3">. </text:span><text:span text:style-name="T2">Which three are true? (Choose three.)</text:span></text:p>
      <text:p text:style-name="P4">10. interface Jumper { public void jump(); } ...</text:p>
      <text:p text:style-name="P4">20. class Animal {} ...</text:p>
      <text:p text:style-name="P4">30. class Dog extends Animal {</text:p>
      <text:p text:style-name="P7"><text:soft-page-break/>31. Tail tail;</text:p>
      <text:p text:style-name="P7">32. } ...</text:p>
      <text:p text:style-name="P4">40. class Beagle extends Dog implements Jumper{</text:p>
      <text:p text:style-name="P4">41. public void jump() {}</text:p>
      <text:p text:style-name="P4">42. } ...</text:p>
      <text:p text:style-name="P4">50. class Cat implements Jumper{</text:p>
      <text:p text:style-name="P4">51. public void jump() {}</text:p>
      <text:p text:style-name="P4">52. }</text:p>
      <text:p text:style-name="P4">A. Cat is-a Animal</text:p>
      <text:p text:style-name="P4">B. Cat is-a Jumper</text:p>
      <text:p text:style-name="P4">C. Dog is-a Animal</text:p>
      <text:p text:style-name="P4">D. Dog is-a Jumper</text:p>
      <text:p text:style-name="P4">E. Cat has-a Animal</text:p>
      <text:p text:style-name="P4">F. Beagle has-a Tail</text:p>
      <text:p text:style-name="P4">G. Beagle has-a Jumper</text:p>
      <text:p text:style-name="P4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2">Ans:D</text:p>
      <text:p text:style-name="P4">6.What will be the output</text:p>
      <text:p text:style-name="P4">public void divide(int a, int )</text:p>
      <text:p text:style-name="P4">{</text:p>
      <text:p text:style-name="P4">Try{</text:p>
      <text:p text:style-name="P4">Int c = a/b;</text:p>
      <text:p text:style-name="P4">}</text:p>
      <text:p text:style-name="P4">Catch(Exception e)</text:p>
      <text:p text:style-name="P4">{</text:p>
      <text:p text:style-name="P4">SOP(Exception);</text:p>
      <text:p text:style-name="P4">}</text:p>
      <text:p text:style-name="P4"><text:soft-page-break/>Finally{</text:p>
      <text:p text:style-name="P4">SOP(“finally”)</text:p>
      <text:p text:style-name="P4">}</text:p>
      <text:p text:style-name="P4">}</text:p>
      <text:p text:style-name="P1">a)error</text:p>
      <text:p text:style-name="P1">b)compile successfully</text:p>
      <text:p text:style-name="P1">c)compile time error with finally will work.</text:p>
      <text:p text:style-name="P1"/>
      <text:p text:style-name="P12">Ans:a</text:p>
      <text:p text:style-name="P4">7. Determine the output</text:p>
      <text:p text:style-name="P4">Class exception_Handling{</text:p>
      <text:p text:style-name="P4">Public static void main(String args[]){</text:p>
      <text:p text:style-name="P4">Try{</text:p>
      <text:p text:style-name="P4">SOP(“Hello”+” ”+1/0);</text:p>
      <text:p text:style-name="P4">}</text:p>
      <text:p text:style-name="P4">Catch(ArithmeticException e)</text:p>
      <text:p text:style-name="P4">{</text:p>
      <text:p text:style-name="P4">SOP(“World”);</text:p>
      <text:p text:style-name="P4">}</text:p>
      <text:p text:style-name="P4">}}</text:p>
      <text:p text:style-name="P1">a) World</text:p>
      <text:p text:style-name="P1">b)Hello World</text:p>
      <text:p text:style-name="P1">c)Hello</text:p>
      <text:p text:style-name="P1">d)none of the above</text:p>
      <text:p text:style-name="P13">Ans: a</text:p>
      <text:p text:style-name="P1"/>
      <text:p text:style-name="P4">8. class exception_handling {</text:p>
      <text:p text:style-name="P4">public static void main(String args[]) {</text:p>
      <text:p text:style-name="P4">try {</text:p>
      <text:p text:style-name="P4">int a, b;</text:p>
      <text:p text:style-name="P4">b = 0;</text:p>
      <text:p text:style-name="P4">a = 5 / b;</text:p>
      <text:p text:style-name="P4"><text:soft-page-break/>System.out.print("A");</text:p>
      <text:p text:style-name="P4">}</text:p>
      <text:p text:style-name="P4">catch(ArithmeticException e) {</text:p>
      <text:p text:style-name="P4">System.out.print("B");</text:p>
      <text:p text:style-name="P4">}</text:p>
      <text:p text:style-name="P4">}</text:p>
      <text:p text:style-name="P4">}</text:p>
      <text:p text:style-name="P1">a) A</text:p>
      <text:p text:style-name="P1">b) B</text:p>
      <text:p text:style-name="P1">c) Compilation Errord) Runtime Error</text:p>
      <text:p text:style-name="P1"><text:s/><text:span text:style-name="T5">Ans:B</text:span></text:p>
      <text:p text:style-name="P1"/>
      <text:p text:style-name="P4">9. Which of these handles the exception when no catch is used?</text:p>
      <text:p text:style-name="P4">a. Default handler</text:p>
      <text:p text:style-name="P4">b. Finally</text:p>
      <text:p text:style-name="P4">c. Throw handler</text:p>
      <text:p text:style-name="P4">d. Java run time system</text:p>
      <text:p text:style-name="P4"/>
      <text:p text:style-name="P8">Ans:a</text:p>
      <text:p text:style-name="P4">5. class exception_handling {</text:p>
      <text:p text:style-name="P4">public static void main(String args[]) {</text:p>
      <text:p text:style-name="P4">try {</text:p>
      <text:p text:style-name="P4">int a, b;</text:p>
      <text:p text:style-name="P4">b = 0;</text:p>
      <text:p text:style-name="P4">a = 5 / b;</text:p>
      <text:p text:style-name="P4">System.out.print("A");</text:p>
      <text:p text:style-name="P4">}</text:p>
      <text:p text:style-name="P4">ca<text:span text:style-name="T5">56tr</text:span>tch(ArithmeticException e) {</text:p>
      <text:p text:style-name="P4">System.out.print("B");</text:p>
      <text:p text:style-name="P4">}</text:p>
      <text:p text:style-name="P4">finally {</text:p>
      <text:p text:style-name="P4">System.out.print("C");</text:p>
      <text:p text:style-name="P4"><text:soft-page-break/>}</text:p>
      <text:p text:style-name="P4">}</text:p>
      <text:p text:style-name="P4">}</text:p>
      <text:p text:style-name="P1">a) A</text:p>
      <text:p text:style-name="P1">b) B</text:p>
      <text:p text:style-name="P1">c) AC</text:p>
      <text:p text:style-name="P1">d) BC</text:p>
      <text:p text:style-name="P1"/>
      <text:p text:style-name="P14">Ans:d</text:p>
      <text:p text:style-name="P4">10. Determine the output</text:p>
      <text:p text:style-name="P4">class exception_handling {</text:p>
      <text:p text:style-name="P4">public static void main(String args[]) {</text:p>
      <text:p text:style-name="P4">try {</text:p>
      <text:p text:style-name="P4">int a = args.length;</text:p>
      <text:p text:style-name="P4">int b = 10 / a;</text:p>
      <text:p text:style-name="P4">System.out.print(a);</text:p>
      <text:p text:style-name="P4">try {</text:p>
      <text:p text:style-name="P4">if (a == 1)</text:p>
      <text:p text:style-name="P4">a = a / a - a;</text:p>
      <text:p text:style-name="P4">if (a == 2) {</text:p>
      <text:p text:style-name="P4">int c = {1};</text:p>
      <text:p text:style-name="P4">c[8] = 9;</text:p>
      <text:p text:style-name="P4">}</text:p>
      <text:p text:style-name="P4">}</text:p>
      <text:p text:style-name="P9">catch (ArrayIndexOutOfBoundException e)</text:p>
      <text:p text:style-name="P9"><text:s/>{System.out.println("TypeA");</text:p>
      <text:p text:style-name="P4">}</text:p>
      <text:p text:style-name="P4">catch (ArithmeticException e) {</text:p>
      <text:p text:style-name="P4">System.out.println("TypeB");</text:p>
      <text:p text:style-name="P4">}}}}</text:p>
      <text:p text:style-name="P1">a) TypeA</text:p>
      <text:p text:style-name="P1">b) TypeB</text:p>
      <text:p text:style-name="P1"><text:soft-page-break/>c) 0TypeA</text:p>
      <text:p text:style-name="P1"/>
      <text:p text:style-name="P15">Ans:Compile time Error</text:p>
      <text:p text:style-name="P1"/>
      <text:p text:style-name="P4">11. What is the output of the below code:</text:p>
      <text:p text:style-name="P4">public class Test {</text:p>
      <text:p text:style-name="P4">public static void main(String[] args) {</text:p>
      <text:p text:style-name="P4">double x = 0, y = 5.4324;</text:p>
      <text:p text:style-name="P4">try {</text:p>
      <text:p text:style-name="P4">System.out.println( (y/x) );</text:p>
      <text:p text:style-name="P4">}</text:p>
      <text:p text:style-name="P4">catch (Exception e) {</text:p>
      <text:p text:style-name="P4">System.out.println("Exception");</text:p>
      <text:p text:style-name="P4">}</text:p>
      <text:p text:style-name="P4">catch (Throwable t) {</text:p>
      <text:p text:style-name="P4">System.out.println("Error");</text:p>
      <text:p text:style-name="P4">} } }</text:p>
      <text:p text:style-name="P1">A) Exception</text:p>
      <text:p text:style-name="P1">B) Error</text:p>
      <text:p text:style-name="P1">C) Infinity</text:p>
      <text:p text:style-name="P1">D) Exception Error</text:p>
      <text:p text:style-name="P1"/>
      <text:p text:style-name="P15">Ans:c</text:p>
      <text:p text:style-name="P4">12. Pick runtime exception?....</text:p>
      <text:p text:style-name="P4">A. ClassCastException</text:p>
      <text:p text:style-name="P4">B. FileNotFoundException</text:p>
      <text:p text:style-name="P4">C. NullPointerException</text:p>
      <text:p text:style-name="P4">D. SecurityException</text:p>
      <text:p text:style-name="P4">E. Above all</text:p>
      <text:p text:style-name="P1">A) A,B,C</text:p>
      <text:p text:style-name="P1">B) C,D,E</text:p>
      <text:p text:style-name="P1">C) A,D,E</text:p>
      <text:p text:style-name="P1"><text:soft-page-break/>D) A,C,D</text:p>
      <text:p text:style-name="P1">E) E</text:p>
      <text:p text:style-name="P16">Ans:E</text:p>
      <text:p text:style-name="P1"/>
      <text:p text:style-name="P4">13. Determine the output</text:p>
      <text:p text:style-name="P4">public class Test {</text:p>
      <text:p text:style-name="P4">public static void main(String[] args) {</text:p>
      <text:p text:style-name="P4">try{</text:p>
      <text:p text:style-name="P4">System.out.println("String "+1/0);</text:p>
      <text:p text:style-name="P4">}catch(ArithmeticException ae){</text:p>
      <text:p text:style-name="P4">System.out.println("Catch block");</text:p>
      <text:p text:style-name="P4">}}</text:p>
      <text:p text:style-name="P4">}</text:p>
      <text:p text:style-name="P4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1"/>
      <text:p text:style-name="P16">Ans:c</text:p>
      <text:p text:style-name="P4">14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6">Ans:<text:span text:style-name="T6">b</text:span></text:p>
      <text:p text:style-name="P4">15. class SuperClass {</text:p>
      <text:p text:style-name="P4">public int doIt(String str, Integer... data)throws ArrayIndexOutOfBoundsException{</text:p>
      <text:p text:style-name="P4">String signature = "(String, Integer[])";</text:p>
      <text:p text:style-name="P4">System.out.println(str + " " + signature);</text:p>
      <text:p text:style-name="P4">return 1;</text:p>
      <text:p text:style-name="P4"><text:soft-page-break/>}}</text:p>
      <text:p text:style-name="P4">public class Test extends SuperClass{</text:p>
      <text:p text:style-name="P4">public int doIt(String str, Integer... data) throws Exception</text:p>
      <text:p text:style-name="P4">{</text:p>
      <text:p text:style-name="P4">String signature = "(String, Integer[])";</text:p>
      <text:p text:style-name="P4">System.out.println("Overridden: " + str + " " + signature);</text:p>
      <text:p text:style-name="P4">return 0;</text:p>
      <text:p text:style-name="P4">}</text:p>
      <text:p text:style-name="P4">public static void main(String... args)</text:p>
      <text:p text:style-name="P4">{</text:p>
      <text:p text:style-name="P4">SuperClass sb = new Test();</text:p>
      <text:p text:style-name="P4">try{</text:p>
      <text:p text:style-name="P4">sb.doIt("hello", 3);</text:p>
      <text:p text:style-name="P4">}catch(Exception e){</text:p>
      <text:p text:style-name="P4">}</text:p>
      <text:p text:style-name="P4">}</text:p>
      <text:p text:style-name="P4">}</text:p>
      <text:p text:style-name="P4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6">Ans:d</text:p>
      <text:p text:style-name="P1"/>
      <text:p text:style-name="P4">16. Choose the incorrect statement about SingleThreadModel.</text:p>
      <text:p text:style-name="P4">A. It is used to ensure that servlet can handle only one request at a time.</text:p>
      <text:p text:style-name="P4">B. It is a marker interface</text:p>
      <text:p text:style-name="P4">C. It solves all the thread-safety issues</text:p>
      <text:p text:style-name="P1">A) A</text:p>
      <text:p text:style-name="P1">B) B</text:p>
      <text:p text:style-name="P1">C) C</text:p>
      <text:p text:style-name="P16"><text:soft-page-break/>Ans:<text:span text:style-name="T6">c</text:span></text:p>
      <text:p text:style-name="P1"/>
      <text:p text:style-name="P4">17. What will be the output of the program?</text:p>
      <text:p text:style-name="P4">public class Animal</text:p>
      <text:p text:style-name="P4">{</text:p>
      <text:p text:style-name="P4">public static void main(String [] args)</text:p>
      <text:p text:style-name="P4">{</text:p>
      <text:p text:style-name="P4">Dog [][] theDogs = new Dog[3][]</text:p>
      <text:p text:style-name="P4">System.out.println(theDogs[2][0].toString())</text:p>
      <text:p text:style-name="P4">}}</text:p>
      <text:p text:style-name="P4">class Dog { }</text:p>
      <text:p text:style-name="P1">A) null</text:p>
      <text:p text:style-name="P1">B) theDogs</text:p>
      <text:p text:style-name="P1">C) Compilation fails</text:p>
      <text:p text:style-name="P1">D) An exception is thrown at runtime</text:p>
      <text:p text:style-name="P16">Ans:<text:span text:style-name="T6">d</text:span></text:p>
      <text:p text:style-name="P1"/>
      <text:p text:style-name="P1"/>
      <text:p text:style-name="P4">18. What will be the output of the below code</text:p>
      <text:p text:style-name="P10">public class Animal</text:p>
      <text:p text:style-name="P10">{</text:p>
      <text:p text:style-name="P10">public static void main(String [] args)</text:p>
      <text:p text:style-name="P10">{</text:p>
      <text:p text:style-name="P10">Dog [][] theDogs = new Dog[3][]</text:p>
      <text:p text:style-name="P10">System.out.println(theDogs[2][0].toString())</text:p>
      <text:p text:style-name="P10">}}</text:p>
      <text:p text:style-name="P10">class Dog { }</text:p>
      <text:p text:style-name="P1">A) 1</text:p>
      <text:p text:style-name="P1">B) 2</text:p>
      <text:p text:style-name="P1">C) compile time error</text:p>
      <text:p text:style-name="P1">D) run time error</text:p>
      <text:p text:style-name="P16">Ans:d</text:p>
      <text:p text:style-name="P16"><text:soft-page-break/></text:p>
      <text:p text:style-name="P1"/>
      <text:p text:style-name="P4">19. What is the output of the above code ?</text:p>
      <text:p text:style-name="P4">import java.io.*;</text:p>
      <text:p text:style-name="P4">public class Test {</text:p>
      <text:p text:style-name="P4">public static void main(String[] args) {</text:p>
      <text:p text:style-name="P4">String s1 = "abc";</text:p>
      <text:p text:style-name="P4">String s2 = "def";</text:p>
      <text:p text:style-name="P4">String s3 = s1.concat(s2.toUpperCase());</text:p>
      <text:p text:style-name="P4">System.out.println(s1+s2+s3);</text:p>
      <text:p text:style-name="P4">}</text:p>
      <text:p text:style-name="P4">}</text:p>
      <text:p text:style-name="P1">A) abcDEF</text:p>
      <text:p text:style-name="P1">B) abcdefabcdef</text:p>
      <text:p text:style-name="P1">C) abcdefDEF</text:p>
      <text:p text:style-name="P1">D) abcdefabcDEF</text:p>
      <text:p text:style-name="P17">Ans:D</text:p>
      <text:p text:style-name="P1"/>
      <text:p text:style-name="P1"/>
      <text:p text:style-name="P4">20. What is the ouput of the program?public class Test {</text:p>
      <text:p text:style-name="P4">public static void main(String[] args) {</text:p>
      <text:p text:style-name="P4">String a = "hello i love java";</text:p>
      <text:p text:style-name="P4">System.out.println(a.indexOf('i')+" "+a.lastIndexOf('o')+" "+a.lastIndexOf('i')+" "+ a.indexOf('o'));</text:p>
      <text:p text:style-name="P4">}</text:p>
      <text:p text:style-name="P4">}</text:p>
      <text:p text:style-name="P1">A) 6 9 6 7</text:p>
      <text:p text:style-name="P1">B) 6 9 6 4</text:p>
      <text:p text:style-name="P1">C) 5 9 6 4</text:p>
      <text:p text:style-name="P1">D) 5 9 5 4</text:p>
      <text:p text:style-name="P1"/>
      <text:p text:style-name="P17">Ans:b</text:p>
      <text:p text:style-name="P1"/>
      <text:p text:style-name="P1"><text:soft-page-break/></text:p>
      <text:p text:style-name="P4">21. What is the ouput of the below code:class Test</text:p>
      <text:p text:style-name="P4">{</text:p>
      <text:p text:style-name="P4">public static void main(String[] s)</text:p>
      <text:p text:style-name="P4">{</text:p>
      <text:p text:style-name="P4">String s1="Hello",s2="World";</text:p>
      <text:p text:style-name="P4">System.out.println(s1+s2);</text:p>
      <text:p text:style-name="P4">System.out.println(s1.concat(s2));</text:p>
      <text:p text:style-name="P4">}</text:p>
      <text:p text:style-name="P4">}</text:p>
      <text:p text:style-name="P1">A) HelloWorld</text:p>
      <text:p text:style-name="P1">B) HelloWorld</text:p>
      <text:p text:style-name="P1">HelloWorld</text:p>
      <text:p text:style-name="P1">C) Compilation fails</text:p>
      <text:p text:style-name="P1">D) Runtime error</text:p>
      <text:p text:style-name="P1"/>
      <text:p text:style-name="P17">Ans:b</text:p>
      <text:p text:style-name="P1"/>
      <text:p text:style-name="P1"/>
      <text:p text:style-name="P4">22. What is the output of the below code,</text:p>
      <text:p text:style-name="P4">public class Test {</text:p>
      <text:p text:style-name="P4">public static void main(String[] args) {</text:p>
      <text:p text:style-name="P4">System.out.println("String "+new Integer("4")+5);</text:p>
      <text:p text:style-name="P4">} }</text:p>
      <text:p text:style-name="P1">A) String 9</text:p>
      <text:p text:style-name="P1">B) String 45</text:p>
      <text:p text:style-name="P1">C) compilation error</text:p>
      <text:p text:style-name="P1">D) run time error</text:p>
      <text:p text:style-name="P1"/>
      <text:p text:style-name="P17">Ans:b</text:p>
      <text:p text:style-name="P4">23. What will be the output of the below code:</text:p>
      <text:p text:style-name="P4">if( "Welcome".trim() == "Welcome".trim() )</text:p>
      <text:p text:style-name="P4"><text:soft-page-break/>System.out.println("Equal");</text:p>
      <text:p text:style-name="P4">else</text:p>
      <text:p text:style-name="P4">System.out.println("Not Equal");</text:p>
      <text:p text:style-name="P1">A) compile and display “Equal”</text:p>
      <text:p text:style-name="P1">B) compile and display “Not Equal”</text:p>
      <text:p text:style-name="P1">C) cause a compiler error</text:p>
      <text:p text:style-name="P1">D) compile and display NULL</text:p>
      <text:p text:style-name="P1"/>
      <text:p text:style-name="P17">Ans:a</text:p>
      <text:p text:style-name="P4">24.Which are the legal Stirng operationsA) s3= s1+s2;</text:p>
      <text:p text:style-name="P4">B) s3= s1-s2;</text:p>
      <text:p text:style-name="P4">C) s3= s1&amp;s2;</text:p>
      <text:p text:style-name="P4">D) s3= s1&amp;&amp;s2;</text:p>
      <text:p text:style-name="P1">A) A</text:p>
      <text:p text:style-name="P1">B) B</text:p>
      <text:p text:style-name="P1">C) C</text:p>
      <text:p text:style-name="P1">D) D</text:p>
      <text:p text:style-name="P17">Ans:a</text:p>
      <text:p text:style-name="P4">25. What is the output of the below code</text:p>
      <text:p text:style-name="P4">class Test{</text:p>
      <text:p text:style-name="P4">public static void main(String[] args) {</text:p>
      <text:p text:style-name="P4">System.out.println(5.45+"3,2");</text:p>
      <text:p text:style-name="P4">}</text:p>
      <text:p text:style-name="P4">}</text:p>
      <text:p text:style-name="P1">A) 5</text:p>
      <text:p text:style-name="P1">B) 5.4</text:p>
      <text:p text:style-name="P1">C) 5.453,2</text:p>
      <text:p text:style-name="P1">D) Compilation Fails</text:p>
      <text:p text:style-name="Standard"/>
      <text:p text:style-name="P18">Ans: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09:51:04.992421793</dc:date>
    <meta:editing-duration>PT2H16M16S</meta:editing-duration>
    <meta:editing-cycles>2</meta:editing-cycles>
    <meta:document-statistic meta:table-count="0" meta:image-count="0" meta:object-count="0" meta:page-count="13" meta:paragraph-count="382" meta:word-count="1252" meta:character-count="7123" meta:non-whitespace-character-count="6250"/>
  </office:meta>
</office:document-meta>
</file>